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ospace" svg:font-family="monospace, 'Droid Sans Mono', monospace, monospace, 'Droid Sans Fallback'"/>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language="es" fo:country="MX" fo:font-weight="bold" officeooo:rsid="002b088c" officeooo:paragraph-rsid="002b088c" style:font-weight-asian="bold" style:font-weight-complex="bold"/>
    </style:style>
    <style:style style:name="P2" style:family="paragraph" style:parent-style-name="Header">
      <style:paragraph-properties fo:text-align="center" style:justify-single-word="false"/>
      <style:text-properties fo:font-size="10pt" fo:language="es" fo:country="MX" officeooo:rsid="002b088c" officeooo:paragraph-rsid="002b088c"/>
    </style:style>
    <style:style style:name="P3" style:family="paragraph" style:parent-style-name="Footer">
      <style:paragraph-properties fo:text-align="end" style:justify-single-word="false"/>
    </style:style>
    <style:style style:name="P4" style:family="paragraph" style:parent-style-name="Preformatted_20_Text">
      <style:paragraph-properties fo:text-align="justify" style:justify-single-word="false"/>
      <style:text-properties fo:language="es" fo:country="MX" officeooo:rsid="001340d1" officeooo:paragraph-rsid="0015e9f1"/>
    </style:style>
    <style:style style:name="P5" style:family="paragraph" style:parent-style-name="Preformatted_20_Text">
      <style:paragraph-properties fo:text-align="justify" style:justify-single-word="false"/>
    </style:style>
    <style:style style:name="P6" style:family="paragraph" style:parent-style-name="Preformatted_20_Text">
      <style:paragraph-properties fo:margin-top="0cm" fo:margin-bottom="0.499cm" loext:contextual-spacing="false" fo:text-align="justify" style:justify-single-word="false"/>
    </style:style>
    <style:style style:name="P7" style:family="paragraph" style:parent-style-name="Standard">
      <style:paragraph-properties fo:text-align="justify" style:justify-single-word="false"/>
      <style:text-properties fo:language="es" fo:country="MX" officeooo:rsid="00083b43" officeooo:paragraph-rsid="00083b43"/>
    </style:style>
    <style:style style:name="P8" style:family="paragraph" style:parent-style-name="Standard">
      <style:paragraph-properties fo:text-align="justify" style:justify-single-word="false"/>
      <style:text-properties fo:language="es" fo:country="MX" officeooo:rsid="0008c4de" officeooo:paragraph-rsid="0008c4de"/>
    </style:style>
    <style:style style:name="P9" style:family="paragraph" style:parent-style-name="Standard">
      <style:paragraph-properties fo:text-align="justify" style:justify-single-word="false"/>
      <style:text-properties fo:language="es" fo:country="MX" officeooo:rsid="00095455" officeooo:paragraph-rsid="00095455"/>
    </style:style>
    <style:style style:name="P10" style:family="paragraph" style:parent-style-name="Standard">
      <style:paragraph-properties fo:text-align="justify" style:justify-single-word="false"/>
      <style:text-properties fo:language="es" fo:country="MX" officeooo:rsid="00095455" officeooo:paragraph-rsid="000a9638"/>
    </style:style>
    <style:style style:name="P11" style:family="paragraph" style:parent-style-name="Standard">
      <style:paragraph-properties fo:text-align="justify" style:justify-single-word="false"/>
      <style:text-properties fo:language="es" fo:country="MX" officeooo:rsid="000d51fd" officeooo:paragraph-rsid="000d51fd"/>
    </style:style>
    <style:style style:name="P12" style:family="paragraph" style:parent-style-name="Standard">
      <style:paragraph-properties fo:text-align="justify" style:justify-single-word="false"/>
      <style:text-properties fo:language="es" fo:country="MX" officeooo:rsid="000dd63e" officeooo:paragraph-rsid="000dd63e"/>
    </style:style>
    <style:style style:name="P13" style:family="paragraph" style:parent-style-name="Standard">
      <style:paragraph-properties fo:text-align="justify" style:justify-single-word="false"/>
      <style:text-properties fo:language="es" fo:country="MX" officeooo:rsid="001051fa" officeooo:paragraph-rsid="001051fa"/>
    </style:style>
    <style:style style:name="P14" style:family="paragraph" style:parent-style-name="Standard">
      <style:paragraph-properties fo:text-align="justify" style:justify-single-word="false"/>
      <style:text-properties fo:language="es" fo:country="MX" officeooo:rsid="001051fa" officeooo:paragraph-rsid="00186128"/>
    </style:style>
    <style:style style:name="P15" style:family="paragraph" style:parent-style-name="Standard">
      <style:paragraph-properties fo:text-align="justify" style:justify-single-word="false"/>
      <style:text-properties fo:language="es" fo:country="MX" officeooo:rsid="001051fa" officeooo:paragraph-rsid="001a650a"/>
    </style:style>
    <style:style style:name="P16" style:family="paragraph" style:parent-style-name="Standard">
      <style:paragraph-properties fo:text-align="justify" style:justify-single-word="false"/>
      <style:text-properties fo:language="es" fo:country="MX" officeooo:rsid="00112c39" officeooo:paragraph-rsid="00112c39"/>
    </style:style>
    <style:style style:name="P17" style:family="paragraph" style:parent-style-name="Standard">
      <style:paragraph-properties fo:text-align="justify" style:justify-single-word="false"/>
      <style:text-properties fo:language="es" fo:country="MX" officeooo:rsid="001340d1" officeooo:paragraph-rsid="0016b4b4"/>
    </style:style>
    <style:style style:name="P18" style:family="paragraph" style:parent-style-name="Standard">
      <style:paragraph-properties fo:text-align="justify" style:justify-single-word="false"/>
      <style:text-properties fo:language="es" fo:country="MX" officeooo:rsid="0015e9f1" officeooo:paragraph-rsid="0016b4b4"/>
    </style:style>
    <style:style style:name="P19" style:family="paragraph" style:parent-style-name="Standard">
      <style:paragraph-properties fo:text-align="justify" style:justify-single-word="false"/>
      <style:text-properties fo:language="es" fo:country="MX" officeooo:rsid="0015e9f1" officeooo:paragraph-rsid="001a650a"/>
    </style:style>
    <style:style style:name="P20" style:family="paragraph" style:parent-style-name="Standard">
      <style:paragraph-properties fo:text-align="justify" style:justify-single-word="false"/>
      <style:text-properties fo:language="es" fo:country="MX" officeooo:rsid="001a650a" officeooo:paragraph-rsid="001a650a"/>
    </style:style>
    <style:style style:name="P21" style:family="paragraph" style:parent-style-name="Standard">
      <style:paragraph-properties fo:text-align="justify" style:justify-single-word="false"/>
      <style:text-properties fo:language="es" fo:country="MX" officeooo:rsid="001cadc6" officeooo:paragraph-rsid="001cadc6"/>
    </style:style>
    <style:style style:name="P22" style:family="paragraph" style:parent-style-name="Standard">
      <style:paragraph-properties fo:text-align="justify" style:justify-single-word="false"/>
      <style:text-properties fo:language="es" fo:country="MX" officeooo:rsid="001d7fe0" officeooo:paragraph-rsid="001d7fe0"/>
    </style:style>
    <style:style style:name="P23" style:family="paragraph" style:parent-style-name="Standard">
      <style:paragraph-properties fo:text-align="justify" style:justify-single-word="false"/>
      <style:text-properties fo:language="es" fo:country="MX" fo:font-weight="bold" officeooo:rsid="00083b43" officeooo:paragraph-rsid="00083b43" style:font-weight-asian="bold" style:font-weight-complex="bold"/>
    </style:style>
    <style:style style:name="P24" style:family="paragraph" style:parent-style-name="Standard">
      <style:paragraph-properties fo:text-align="justify" style:justify-single-word="false"/>
      <style:text-properties fo:language="es" fo:country="MX" fo:font-weight="bold" officeooo:rsid="001051fa" officeooo:paragraph-rsid="001051fa" style:font-weight-asian="bold" style:font-weight-complex="bold"/>
    </style:style>
    <style:style style:name="P25" style:family="paragraph" style:parent-style-name="Standard">
      <style:paragraph-properties fo:text-align="justify" style:justify-single-word="false"/>
      <style:text-properties fo:language="es" fo:country="MX" fo:font-weight="bold" officeooo:rsid="00451fb5" officeooo:paragraph-rsid="00451fb5" style:font-weight-asian="bold" style:font-weight-complex="bold"/>
    </style:style>
    <style:style style:name="P26" style:family="paragraph" style:parent-style-name="Standard">
      <style:paragraph-properties fo:text-align="justify" style:justify-single-word="false"/>
      <style:text-properties fo:language="es" fo:country="MX" officeooo:rsid="00317f8c" officeooo:paragraph-rsid="00317f8c"/>
    </style:style>
    <style:style style:name="P27" style:family="paragraph" style:parent-style-name="Standard">
      <style:paragraph-properties fo:text-align="justify" style:justify-single-word="false"/>
      <style:text-properties fo:language="es" fo:country="MX" officeooo:rsid="003208dc" officeooo:paragraph-rsid="003208dc"/>
    </style:style>
    <style:style style:name="P28" style:family="paragraph" style:parent-style-name="Standard">
      <style:paragraph-properties fo:text-align="justify" style:justify-single-word="false"/>
      <style:text-properties fo:language="es" fo:country="MX" officeooo:rsid="00451fb5" officeooo:paragraph-rsid="00451fb5"/>
    </style:style>
    <style:style style:name="P29" style:family="paragraph" style:parent-style-name="Standard">
      <style:paragraph-properties fo:text-align="justify" style:justify-single-word="false"/>
      <style:text-properties fo:language="es" fo:country="MX" fo:font-weight="normal" officeooo:rsid="00451fb5" officeooo:paragraph-rsid="00451fb5" style:font-weight-asian="normal" style:font-weight-complex="normal"/>
    </style:style>
    <style:style style:name="P30" style:family="paragraph" style:parent-style-name="Standard">
      <style:paragraph-properties style:line-height-at-least="0.503cm" fo:text-align="justify" style:justify-single-word="false"/>
    </style:style>
    <style:style style:name="P31" style:family="paragraph" style:parent-style-name="Standard">
      <style:paragraph-properties style:line-height-at-least="0.503cm" fo:text-align="justify" style:justify-single-word="false"/>
      <style:text-properties fo:color="#000000" style:font-name="monospace" fo:font-size="10.5pt" fo:font-weight="normal" fo:background-color="#fffffe"/>
    </style:style>
    <style:style style:name="P32" style:family="paragraph" style:parent-style-name="Standard">
      <style:paragraph-properties style:line-height-at-least="0.503cm" fo:text-align="justify" style:justify-single-word="false"/>
      <style:text-properties fo:color="#000000" style:font-name="monospace" fo:font-size="10.5pt" fo:font-weight="normal" officeooo:rsid="000bb79f" officeooo:paragraph-rsid="000bb79f" fo:background-color="#fffffe"/>
    </style:style>
    <style:style style:name="P33" style:family="paragraph" style:parent-style-name="Standard">
      <style:paragraph-properties fo:text-align="justify" style:justify-single-word="false"/>
      <style:text-properties fo:color="#000000" style:font-name="monospace" fo:font-size="10.5pt" fo:language="es" fo:country="MX" fo:font-weight="normal" officeooo:rsid="00095455" officeooo:paragraph-rsid="000a9638" fo:background-color="#fffffe"/>
    </style:style>
    <style:style style:name="P34" style:family="paragraph" style:parent-style-name="Standard">
      <style:paragraph-properties style:line-height-at-least="0.503cm" fo:text-align="justify" style:justify-single-word="false"/>
      <style:text-properties fo:color="#af00db" style:font-name="monospace" fo:font-size="10.5pt" fo:font-weight="normal" officeooo:rsid="000bb79f" officeooo:paragraph-rsid="000bb79f" fo:background-color="#fffffe"/>
    </style:style>
    <style:style style:name="P35" style:family="paragraph" style:parent-style-name="Standard">
      <style:paragraph-properties fo:text-align="justify" style:justify-single-word="false"/>
      <style:text-properties officeooo:paragraph-rsid="003cf22f"/>
    </style:style>
    <style:style style:name="P36" style:family="paragraph" style:parent-style-name="Standard">
      <style:paragraph-properties fo:text-align="justify" style:justify-single-word="false" fo:break-before="page"/>
      <style:text-properties fo:language="es" fo:country="MX" fo:font-weight="bold" officeooo:rsid="00451fb5" officeooo:paragraph-rsid="00451fb5" style:font-weight-asian="bold" style:font-weight-complex="bold"/>
    </style:style>
    <style:style style:name="P37" style:family="paragraph" style:parent-style-name="Standard" style:list-style-name="List_20_1">
      <style:paragraph-properties fo:text-align="justify" style:justify-single-word="false"/>
      <style:text-properties officeooo:paragraph-rsid="00170e49"/>
    </style:style>
    <style:style style:name="P38" style:family="paragraph" style:parent-style-name="Standard" style:list-style-name="List_20_1">
      <style:paragraph-properties fo:text-align="justify" style:justify-single-word="false"/>
      <style:text-properties fo:language="es" fo:country="MX" officeooo:rsid="001051fa" officeooo:paragraph-rsid="001051fa"/>
    </style:style>
    <style:style style:name="P39" style:family="paragraph" style:parent-style-name="Standard" style:list-style-name="List_20_1">
      <style:paragraph-properties fo:text-align="justify" style:justify-single-word="false"/>
      <style:text-properties fo:language="es" fo:country="MX" officeooo:rsid="001051fa" officeooo:paragraph-rsid="00186128"/>
    </style:style>
    <style:style style:name="P40" style:family="paragraph" style:parent-style-name="Standard" style:list-style-name="List_20_1">
      <style:paragraph-properties fo:text-align="justify" style:justify-single-word="false"/>
      <style:text-properties fo:language="es" fo:country="MX" officeooo:rsid="001051fa" officeooo:paragraph-rsid="001a650a"/>
    </style:style>
    <style:style style:name="P41" style:family="paragraph" style:parent-style-name="Standard" style:list-style-name="List_20_1">
      <style:paragraph-properties fo:text-align="justify" style:justify-single-word="false"/>
      <style:text-properties fo:language="es" fo:country="MX" officeooo:rsid="001a650a" officeooo:paragraph-rsid="001a650a"/>
    </style:style>
    <style:style style:name="P42" style:family="paragraph" style:parent-style-name="Standard" style:list-style-name="List_20_1">
      <style:paragraph-properties fo:text-align="justify" style:justify-single-word="false"/>
      <style:text-properties fo:language="es" fo:country="MX" officeooo:rsid="00317f8c" officeooo:paragraph-rsid="00317f8c"/>
    </style:style>
    <style:style style:name="P43" style:family="paragraph" style:parent-style-name="Standard" style:list-style-name="List_20_1">
      <style:paragraph-properties fo:text-align="justify" style:justify-single-word="false"/>
      <style:text-properties fo:language="es" fo:country="MX" officeooo:rsid="003208dc" officeooo:paragraph-rsid="003208dc"/>
    </style:style>
    <style:style style:name="P44" style:family="paragraph" style:parent-style-name="Standard" style:list-style-name="L1">
      <style:paragraph-properties fo:text-align="justify" style:justify-single-word="false"/>
      <style:text-properties fo:language="es" fo:country="MX" fo:font-weight="normal" officeooo:rsid="00451fb5" officeooo:paragraph-rsid="00451fb5" style:font-weight-asian="normal" style:font-weight-complex="normal"/>
    </style:style>
    <style:style style:name="P45" style:family="paragraph" style:parent-style-name="Standard" style:list-style-name="L2">
      <style:paragraph-properties fo:text-align="justify" style:justify-single-word="false"/>
      <style:text-properties fo:language="es" fo:country="MX" fo:font-weight="normal" officeooo:rsid="00451fb5" officeooo:paragraph-rsid="00451fb5" style:font-weight-asian="normal" style:font-weight-complex="normal"/>
    </style:style>
    <style:style style:name="P46" style:family="paragraph" style:parent-style-name="Standard" style:list-style-name="L2">
      <style:paragraph-properties fo:text-align="justify" style:justify-single-word="false"/>
      <style:text-properties fo:language="es" fo:country="MX" fo:font-weight="normal" officeooo:rsid="00477f9c" officeooo:paragraph-rsid="00477f9c" style:font-weight-asian="normal" style:font-weight-complex="normal"/>
    </style:style>
    <style:style style:name="P47" style:family="paragraph" style:parent-style-name="Standard" style:list-style-name="L1">
      <style:paragraph-properties fo:text-align="justify" style:justify-single-word="false"/>
      <style:text-properties fo:language="es" fo:country="MX" fo:font-weight="normal" officeooo:rsid="00477f9c" officeooo:paragraph-rsid="00480236" style:font-weight-asian="normal" style:font-weight-complex="normal"/>
    </style:style>
    <style:style style:name="T1" style:family="text">
      <style:text-properties officeooo:rsid="0008c4de"/>
    </style:style>
    <style:style style:name="T2" style:family="text">
      <style:text-properties fo:language="es" fo:country="MX" officeooo:rsid="00095455"/>
    </style:style>
    <style:style style:name="T3" style:family="text">
      <style:text-properties fo:language="es" fo:country="MX" officeooo:rsid="00170e49"/>
    </style:style>
    <style:style style:name="T4" style:family="text">
      <style:text-properties fo:language="es" fo:country="MX" officeooo:rsid="001051fa"/>
    </style:style>
    <style:style style:name="T5" style:family="text">
      <style:text-properties fo:language="es" fo:country="MX" officeooo:rsid="00083b43"/>
    </style:style>
    <style:style style:name="T6" style:family="text">
      <style:text-properties fo:language="es" fo:country="MX" officeooo:rsid="0008c4de"/>
    </style:style>
    <style:style style:name="T7" style:family="text">
      <style:text-properties fo:language="es" fo:country="MX" officeooo:rsid="003aedde"/>
    </style:style>
    <style:style style:name="T8" style:family="text">
      <style:text-properties fo:language="es" fo:country="MX" officeooo:rsid="00112c39"/>
    </style:style>
    <style:style style:name="T9" style:family="text">
      <style:text-properties fo:language="es" fo:country="MX" officeooo:rsid="0040049f"/>
    </style:style>
    <style:style style:name="T10" style:family="text">
      <style:text-properties fo:language="es" fo:country="MX" officeooo:rsid="0040ef4d"/>
    </style:style>
    <style:style style:name="T11" style:family="text">
      <style:text-properties officeooo:rsid="000a9638"/>
    </style:style>
    <style:style style:name="T12" style:family="text">
      <style:text-properties fo:color="#af00db"/>
    </style:style>
    <style:style style:name="T13" style:family="text">
      <style:text-properties fo:color="#a31515"/>
    </style:style>
    <style:style style:name="T14" style:family="text">
      <style:text-properties fo:color="#795e26"/>
    </style:style>
    <style:style style:name="T15" style:family="text">
      <style:text-properties fo:color="#001080"/>
    </style:style>
    <style:style style:name="T16" style:family="text">
      <style:text-properties officeooo:rsid="000bb79f"/>
    </style:style>
    <style:style style:name="T17" style:family="text">
      <style:text-properties officeooo:rsid="000dd63e"/>
    </style:style>
    <style:style style:name="T18" style:family="text">
      <style:text-properties officeooo:rsid="000f1eca"/>
    </style:style>
    <style:style style:name="T19" style:family="text">
      <style:text-properties officeooo:rsid="0011e6fc"/>
    </style:style>
    <style:style style:name="T20" style:family="text">
      <style:text-properties officeooo:rsid="001340d1"/>
    </style:style>
    <style:style style:name="T21" style:family="text">
      <style:text-properties officeooo:rsid="001466cb"/>
    </style:style>
    <style:style style:name="T22" style:family="text">
      <style:text-properties officeooo:rsid="0016b4b4"/>
    </style:style>
    <style:style style:name="T23" style:family="text">
      <style:text-properties officeooo:rsid="00170e49"/>
    </style:style>
    <style:style style:name="T24" style:family="text">
      <style:text-properties officeooo:rsid="00186128"/>
    </style:style>
    <style:style style:name="T25" style:family="text">
      <style:text-properties officeooo:rsid="001a022d"/>
    </style:style>
    <style:style style:name="T26" style:family="text">
      <style:text-properties officeooo:rsid="001a650a"/>
    </style:style>
    <style:style style:name="T27" style:family="text">
      <style:text-properties officeooo:rsid="001b8842"/>
    </style:style>
    <style:style style:name="T28" style:family="text">
      <style:text-properties fo:font-size="10.5pt" style:font-size-asian="10.5pt" style:font-size-complex="10.5pt"/>
    </style:style>
    <style:style style:name="T29" style:family="text">
      <style:text-properties officeooo:rsid="002cc82e"/>
    </style:style>
    <style:style style:name="T30" style:family="text">
      <style:text-properties officeooo:rsid="0031c928"/>
    </style:style>
    <style:style style:name="T31" style:family="text">
      <style:text-properties officeooo:rsid="0034cb22"/>
    </style:style>
    <style:style style:name="T32" style:family="text">
      <style:text-properties officeooo:rsid="003c83e4"/>
    </style:style>
    <style:style style:name="T33" style:family="text">
      <style:text-properties fo:font-weight="bold" style:font-weight-asian="bold" style:font-weight-complex="bold"/>
    </style:style>
    <style:style style:name="T34" style:family="text">
      <style:text-properties fo:font-weight="bold" officeooo:rsid="001466cb" style:font-weight-asian="bold" style:font-weight-complex="bold"/>
    </style:style>
    <style:style style:name="T35" style:family="text">
      <style:text-properties officeooo:rsid="0048023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Instrucciones para trabajar con F<text:span text:style-name="T1">E</text:span>niCS</text:p>
      <text:p text:style-name="P7"/>
      <text:p text:style-name="P8">Durante el curso de “Modelación matemática, numérica y computacional de flujo y transporte en medios porosos” se trabajará con el software de código libre FEniCS legacy 2019.<text:span text:style-name="T20">1.0</text:span> en el lenguaje de programación de Python3.</text:p>
      <text:p text:style-name="P8"/>
      <text:p text:style-name="P8">A continuación, se presentar<text:span text:style-name="T32">á</text:span>n diferentes opciones para utilizar el software:</text:p>
      <text:p text:style-name="P7"/>
      <text:p text:style-name="P23"><text:span text:style-name="T1">1) </text:span>Google Colaboratory</text:p>
      <text:p text:style-name="P7"/>
      <text:p text:style-name="P35"><text:span text:style-name="T5">Google Colaboratory o Colab es un </text:span><text:span text:style-name="T6">producto de Google Research que permite </text:span><text:span text:style-name="T2">conectarse a un entorno de ejecución </text:span><text:span text:style-name="T7">en la nube </text:span><text:span text:style-name="T2">para </text:span><text:span text:style-name="T6">escribir y ejecutar código en el lenguaje de Python en el navegador util</text:span><text:span text:style-name="T2">i</text:span><text:span text:style-name="T6">zando cuadernos de trabajo (notebook) </text:span><text:span text:style-name="T2"><text:s/>a través de Jupyer </text:span><text:span text:style-name="T6">. </text:span><text:span text:style-name="T9">Los </text:span><text:span text:style-name="T2"><text:s/>cuader</text:span><text:span text:style-name="T9">n</text:span><text:span text:style-name="T2">os se guardarán en la cuenta de Google Drive del usuario </text:span><text:span text:style-name="T9">en una carpeta que se llama “</text:span><text:span text:style-name="T10">Colab Notebooks</text:span><text:span text:style-name="T9"> ”</text:span><text:span text:style-name="T2">. </text:span><text:span text:style-name="T8">Es necesario contar con una cuenta de Google para poder utilizar Colab.</text:span></text:p>
      <text:p text:style-name="P7"/>
      <text:p text:style-name="P9">Requisitos:</text:p>
      <text:p text:style-name="P9">Conexión a internet</text:p>
      <text:p text:style-name="P16">Navegador de internet (Firefox, Chrome, Edge)</text:p>
      <text:p text:style-name="P9">Cuenta de <text:span text:style-name="T19">G</text:span>oogle</text:p>
      <text:p text:style-name="P9"/>
      <text:p text:style-name="P9">Una vez se <text:span text:style-name="T19">tenga</text:span> una cuenta de Google, <text:span text:style-name="T17">se </text:span>acce<text:span text:style-name="T17">de</text:span> al siguiente enlace para comenzar a crear un cuaderno de trabajo:</text:p>
      <text:p text:style-name="P9"/>
      <text:p text:style-name="P9"><text:a xlink:type="simple" xlink:href="https://colab.research.google.com/" text:style-name="Internet_20_link" text:visited-style-name="Visited_20_Internet_20_Link">https://colab.research.google.com/</text:a> </text:p>
      <text:p text:style-name="P9"/>
      <text:p text:style-name="P9">En el menú principal basta con seleccionar la opción “New notebook” para crear un cuaderno y comenzar a trabajar.</text:p>
      <text:p text:style-name="P9"/>
      <text:p text:style-name="P10">Para <text:span text:style-name="T16">descargar e instalar </text:span>FEniCS <text:s/><text:span text:style-name="T16">y otras bibliotecas a utilizar (numpy, matplotlib, etc) en el entorno de trabajo</text:span><text:span text:style-name="T11"> </text:span>es necesario <text:span text:style-name="T11">ingresar </text:span><text:span text:style-name="T16">en una celda</text:span><text:span text:style-name="T11"> las siguientes lineas:</text:span></text:p>
      <text:p text:style-name="P10"/>
      <text:p text:style-name="P33"><text:span text:style-name="T12">from</text:span> google.colab <text:span text:style-name="T12">import</text:span> files</text:p>
      <text:p text:style-name="P30"/>
      <text:p text:style-name="P31"><text:span text:style-name="T12">import</text:span> platform, sys</text:p>
      <text:p text:style-name="P31">python_version=platform.python_version()</text:p>
      <text:p text:style-name="P31"><text:span text:style-name="T12">from</text:span> distutils.version <text:span text:style-name="T12">import</text:span> LooseVersion, StrictVersion</text:p>
      <text:p text:style-name="P30"/>
      <text:p text:style-name="P31"><text:span text:style-name="T12">if</text:span> ( LooseVersion(python_version) &lt; LooseVersion(<text:span text:style-name="T13">"3.0.0"</text:span>)):</text:p>
      <text:p text:style-name="P31"><text:span text:style-name="T14"><text:tab/>print</text:span>(<text:span text:style-name="T13">"Python3 is needed!"</text:span>);</text:p>
      <text:p text:style-name="P31"><text:span text:style-name="T14"><text:tab/>print</text:span>(<text:span text:style-name="T13">"How to fix: Runtime/Change_runtime_type/Python 3"</text:span>);</text:p>
      <text:p text:style-name="P31"><text:tab/>sys.<text:span text:style-name="T14">exit</text:span>()</text:p>
      <text:p text:style-name="P30"/>
      <text:p text:style-name="P31"><text:span text:style-name="T12">try</text:span>:</text:p>
      <text:p text:style-name="P31"><text:soft-page-break/><text:span text:style-name="T12"><text:tab/>import</text:span> dolfin</text:p>
      <text:p text:style-name="P31"><text:span text:style-name="T12"><text:tab/>import</text:span> mshr</text:p>
      <text:p text:style-name="P31"><text:span text:style-name="T12">except</text:span> ImportError:</text:p>
      <text:p text:style-name="P31"><text:tab/>!wget <text:span text:style-name="T13">"https://fem-on-colab.github.io/releases/fenics-install.sh"</text:span> -O <text:span text:style-name="T13">"/tmp/fenics-install.sh"</text:span> &amp;&amp; bash <text:span text:style-name="T13">"/tmp/fenics-install.sh"</text:span></text:p>
      <text:p text:style-name="P31"><text:span text:style-name="T12"><text:tab/>import</text:span> dolfin</text:p>
      <text:p text:style-name="P31"><text:span text:style-name="T12"><text:tab/>import</text:span> mshr</text:p>
      <text:p text:style-name="P34"/>
      <text:p text:style-name="P32"><text:span text:style-name="T12">import</text:span> numpy <text:span text:style-name="T12">as</text:span> np</text:p>
      <text:p text:style-name="P31"><text:span text:style-name="T12">import</text:span> matplotlib.pyplot <text:span text:style-name="T12">as</text:span> plt</text:p>
      <text:p text:style-name="P31"><text:span text:style-name="T12">from</text:span> IPython.display <text:span text:style-name="T12">import</text:span> clear_output, display; <text:span text:style-name="T12">import</text:span> time; <text:span text:style-name="T12">import</text:span> dolfin.common.plotting <text:span text:style-name="T12">as</text:span> fenicsplot </text:p>
      <text:p text:style-name="P31"><text:span text:style-name="T12">import</text:span> time</text:p>
      <text:p text:style-name="P30"/>
      <text:p text:style-name="P31"><text:span text:style-name="T12">import</text:span> os, sys, shutil</text:p>
      <text:p text:style-name="P30"/>
      <text:p text:style-name="P31">dolfin_version = dolfin.<text:span text:style-name="T15">__version__</text:span></text:p>
      <text:p text:style-name="P31">print (<text:span text:style-name="T13">'dolfin version:'</text:span>, dolfin_version)</text:p>
      <text:p text:style-name="P10"/>
      <text:p text:style-name="P12">Cada vez que se reingrese al cuaderno de trabajo, es necesario ejecutar nuevamente la celda para descargar e instalar FEniCS.</text:p>
      <text:p text:style-name="P12"/>
      <text:p text:style-name="P11">Para más detalles <text:span text:style-name="T18">de la instalación de FEniCS y otros software del Método de Elemento Finito que se puede</text:span><text:span text:style-name="T29">n</text:span><text:span text:style-name="T18"> ejecutar en Colab </text:span><text:span text:style-name="T29">se sugiere consultar</text:span> el siguiente enlace:</text:p>
      <text:p text:style-name="P11"/>
      <text:p text:style-name="P11"><text:a xlink:type="simple" xlink:href="https://fem-on-colab.github.io/index.html" text:style-name="Internet_20_link" text:visited-style-name="Visited_20_Internet_20_Link">https://fem-on-colab.github.io/index.html</text:a> </text:p>
      <text:p text:style-name="P9"/>
      <text:p text:style-name="P24">2) Windows</text:p>
      <text:p text:style-name="P21"/>
      <text:p text:style-name="P21">La instalación de FEniCS en Windows 10 y 11 se recomienda habilitando “Windows Subsystem for Linux”, el cual instalará una máquina virtual de Linux con la distribución de Ubuntu. Se recomienda revisar el siguiente enlace para seguir paso a paso la instalación:</text:p>
      <text:p text:style-name="P21"/>
      <text:p text:style-name="P21"><text:a xlink:type="simple" xlink:href="https://learn.microsoft.com/en-us/windows/wsl/install" text:style-name="Internet_20_link" text:visited-style-name="Visited_20_Internet_20_Link">https://learn.microsoft.com/en-us/windows/wsl/install</text:a></text:p>
      <text:p text:style-name="P21"/>
      <text:p text:style-name="P21">Una vez habilitado e instalado, se recomienda seguir los pasos del inciso 3) para instalar FEniCS en Ubuntu.</text:p>
      <text:p text:style-name="P21"/>
      <text:p text:style-name="P22">Nota: Las personas que cuenten con Anaconda para Windows no podrán ejecutar FEniCS ya que existe una serie de incompatibilidades que no han sido arregladas desde su lanzamiento. Por lo que no es recomendable utilizarlo de esa manera.</text:p>
      <text:p text:style-name="P13"/>
      <text:p text:style-name="P24"/>
      <text:p text:style-name="P13"><text:soft-page-break/><text:span text:style-name="T33">3) Linux </text:span><text:span text:style-name="T34">(Ubuntu)</text:span></text:p>
      <text:p text:style-name="P13"/>
      <text:p text:style-name="P17">Hay dos maneras de instalar FEniCS en Linux:</text:p>
      <text:p text:style-name="P17"/>
      <text:p text:style-name="P17"><text:span text:style-name="T22">a) L</text:span>a primera <text:span text:style-name="T22">(NO RECOMENDADO) </text:span>es <text:span text:style-name="T21">directamente con la terminal ingresando:</text:span></text:p>
      <text:p text:style-name="P4"><text:span text:style-name="Source_20_Text"/></text:p>
      <text:p text:style-name="P4"><text:span text:style-name="Source_20_Text"><text:span text:style-name="T28">sudo apt-get install software-properties-common</text:span></text:span></text:p>
      <text:p text:style-name="P5"><text:span text:style-name="Source_20_Text"><text:span text:style-name="T28">sudo add-apt-repository ppa:fenics-packages/fenics</text:span></text:span></text:p>
      <text:p text:style-name="P5"><text:span text:style-name="Source_20_Text"><text:span text:style-name="T28">sudo apt-get update</text:span></text:span></text:p>
      <text:p text:style-name="P6"><text:span text:style-name="Source_20_Text"><text:span text:style-name="T28">sudo apt-get install fenics</text:span></text:span></text:p>
      <text:p text:style-name="P18">Es necesario tener instalado Pyhton3 <text:span text:style-name="T22">y las bibliotecas necesarias para su funcionamiento. </text:span></text:p>
      <text:p text:style-name="P18"/>
      <text:p text:style-name="P19"><text:span text:style-name="T22">b) La segunda (RECOMENDADO) es creando ambientes de trabajo. Una opción es utilizando el gestor de paquetes de código abierto Conda. Existen diferentes maneras de instalarlo </text:span><text:span text:style-name="T23">con el mínimo de requisitos:</text:span></text:p>
      <text:p text:style-name="P19"/>
      <text:p text:style-name="P15">##################################################################################</text:p>
      <text:p text:style-name="P13"/>
      <text:p text:style-name="P13"># Instalación de Miniforge Linux <text:span text:style-name="T23">(Ubuntu)</text:span></text:p>
      <text:p text:style-name="P13"/>
      <text:list xml:id="list1313345632" text:style-name="List_20_1">
        <text:list-item>
          <text:p text:style-name="P37"><text:span text:style-name="T3">Todos los pasos se realizarán en una terminal, en ella se ingresa la siguiente linea para d</text:span><text:span text:style-name="T4">escargar </text:span><text:span text:style-name="T3">Conda:</text:span></text:p>
        </text:list-item>
      </text:list>
      <text:p text:style-name="P13"/>
      <text:p text:style-name="P13">curl -LO https://github.com/conda-forge/miniforge/releases/latest/download/Miniforge3-Linux-x86_64.sh</text:p>
      <text:p text:style-name="P13"/>
      <text:list xml:id="list115019685756965" text:continue-numbering="true" text:style-name="List_20_1">
        <text:list-item>
          <text:p text:style-name="P38">Instalar con las opciones por defecto:</text:p>
        </text:list-item>
      </text:list>
      <text:p text:style-name="P13"/>
      <text:p text:style-name="P13">sh ./Miniforge3-Linux-x86_64.sh -b</text:p>
      <text:p text:style-name="P13"/>
      <text:list xml:id="list115019414345004" text:continue-numbering="true" text:style-name="List_20_1">
        <text:list-item>
          <text:p text:style-name="P38">Añadir <text:s/>el directorio al PATH modificando el archivo .bashrc:</text:p>
        </text:list-item>
      </text:list>
      <text:p text:style-name="P13"/>
      <text:p text:style-name="P13">~/miniforge3/condabin/conda init</text:p>
      <text:p text:style-name="P13"/>
      <text:list xml:id="list115018753461904" text:continue-numbering="true" text:style-name="List_20_1">
        <text:list-item>
          <text:p text:style-name="P38">Deshabilitar el ambiente base de <text:span text:style-name="T25">C</text:span>onda:</text:p>
        </text:list-item>
      </text:list>
      <text:p text:style-name="P13"/>
      <text:p text:style-name="P13">conda config --set auto_activate_base false</text:p>
      <text:p text:style-name="P13"/>
      <text:list xml:id="list115018041470454" text:continue-numbering="true" text:style-name="List_20_1">
        <text:list-item>
          <text:p text:style-name="P38">Revisar instalación:</text:p>
        </text:list-item>
      </text:list>
      <text:p text:style-name="P13"/>
      <text:p text:style-name="P13">conda info</text:p>
      <text:p text:style-name="P13"/>
      <text:p text:style-name="P13"/>
      <text:list xml:id="list115018384443603" text:continue-numbering="true" text:style-name="List_20_1">
        <text:list-item>
          <text:p text:style-name="P39"><text:soft-page-break/>Para crear un ambiente de trabajo escribimos:</text:p>
        </text:list-item>
      </text:list>
      <text:p text:style-name="P14"/>
      <text:p text:style-name="P14">conda create -n lab</text:p>
      <text:p text:style-name="P13"/>
      <text:p text:style-name="P13">################################################################################</text:p>
      <text:p text:style-name="P13"/>
      <text:p text:style-name="P13">#Instalación de miniConda en Linux (Ubuntu)</text:p>
      <text:p text:style-name="P13"/>
      <text:list xml:id="list115020133520026" text:continue-numbering="true" text:style-name="List_20_1">
        <text:list-item>
          <text:p text:style-name="P38">Antes de instalar miniconda, primero se instalan las siguientes bibliotecas <text:span text:style-name="T24">utilizando una terminal</text:span>:</text:p>
        </text:list-item>
      </text:list>
      <text:p text:style-name="P13"/>
      <text:p text:style-name="P13">apt-get install libgl1-mesa-glx libegl1-mesa libxrandr2 libxrandr2 libxss1 libxcursor1 libxcomposite1 libasound2 libxi6 libxtst6</text:p>
      <text:p text:style-name="P13"/>
      <text:list xml:id="list115018807601644" text:continue-numbering="true" text:style-name="List_20_1">
        <text:list-item>
          <text:p text:style-name="P38">Después, se descarga la versión más reciente de miniconda del siguiente enlace:</text:p>
        </text:list-item>
      </text:list>
      <text:p text:style-name="P13"/>
      <text:p text:style-name="P13"><text:a xlink:type="simple" xlink:href="https://docs.conda.io/en/latest/miniconda.html" text:style-name="Internet_20_link" text:visited-style-name="Visited_20_Internet_20_Link">https://docs.conda.io/en/latest/miniconda.html</text:a> </text:p>
      <text:p text:style-name="P13"/>
      <text:list xml:id="list115019245123509" text:continue-numbering="true" text:style-name="List_20_1">
        <text:list-item>
          <text:p text:style-name="P38">Una vez descargado, abrir una ter<text:span text:style-name="T31">m</text:span>i<text:span text:style-name="T31">n</text:span>al con Ctrl+Alt+T y escribir:</text:p>
        </text:list-item>
      </text:list>
      <text:p text:style-name="P13"/>
      <text:p text:style-name="P13">bash ~/Downloads/Miniconda3-py39_4.12.0-Linux-x86_64.sh</text:p>
      <text:p text:style-name="P13"/>
      <text:list xml:id="list115018325279986" text:continue-numbering="true" text:style-name="List_20_1">
        <text:list-item>
          <text:p text:style-name="P38">Por defecto, Conda (base) se abrirá automáticamente cada vez que se abra una terminal. De tal manera, que para desactivarlo es necesario escribir en la terminal:</text:p>
        </text:list-item>
      </text:list>
      <text:p text:style-name="P13"/>
      <text:p text:style-name="P13">conda config --set auto_activate_base false</text:p>
      <text:p text:style-name="P13"/>
      <text:list xml:id="list115019382457064" text:continue-numbering="true" text:style-name="List_20_1">
        <text:list-item>
          <text:p text:style-name="P38">Al cerrar y abrir nuevamente la terminal ya no aparecerá la palabra (base). Para activar conda se escribe:</text:p>
        </text:list-item>
      </text:list>
      <text:p text:style-name="P13"/>
      <text:p text:style-name="P13">conda activate</text:p>
      <text:p text:style-name="P13"/>
      <text:list xml:id="list115019965845433" text:continue-numbering="true" text:style-name="List_20_1">
        <text:list-item>
          <text:p text:style-name="P38">Ahora, es necesario actualizar conda, por lo que se escribe:</text:p>
        </text:list-item>
      </text:list>
      <text:p text:style-name="P13"/>
      <text:p text:style-name="P13">conda update conda</text:p>
      <text:p text:style-name="P13"/>
      <text:list xml:id="list115018641142253" text:continue-numbering="true" text:style-name="List_20_1">
        <text:list-item>
          <text:p text:style-name="P38">Para crear un ambiente de trabajo escribimos:</text:p>
        </text:list-item>
      </text:list>
      <text:p text:style-name="P13"/>
      <text:p text:style-name="P13">conda create -n lab</text:p>
      <text:p text:style-name="P13"/>
      <text:p text:style-name="P13"/>
      <text:p text:style-name="P13"/>
      <text:p text:style-name="P13"/>
      <text:p text:style-name="P13"/>
      <text:p text:style-name="P13"/>
      <text:p text:style-name="P13"><text:soft-page-break/>###################################################################################</text:p>
      <text:list xml:id="list115018284147416" text:continue-numbering="true" text:style-name="List_20_1">
        <text:list-header>
          <text:p text:style-name="P41"/>
        </text:list-header>
        <text:list-item>
          <text:p text:style-name="P41">Ya que se tenga instalado Conda, ahora toca instalar FEniCS con los siguientes pasos:</text:p>
        </text:list-item>
      </text:list>
      <text:p text:style-name="P20"/>
      <text:p text:style-name="P13">#Instalación de FEniCS</text:p>
      <text:list xml:id="list115018577587396" text:continue-numbering="true" text:style-name="List_20_1">
        <text:list-item>
          <text:p text:style-name="P40">Antes de comenzar a trabajar, es recomendable crear un ambiente en donde se encuentren todas las bibliotecas que se van a utilizar, en este ejemplo instalaremos la <text:span text:style-name="T26">biblioteca</text:span> <text:span text:style-name="T26">FE</text:span>ni<text:span text:style-name="T26">CS</text:span>, etc. Las <text:span text:style-name="T26">biblioteca</text:span>s se descargan de un repositorio <text:span text:style-name="T26">l</text:span>lamado conda-forge. A continuación se muestra un ejemplo de un ambiente llamado "lab".</text:p>
        </text:list-item>
      </text:list>
      <text:p text:style-name="P15"/>
      <text:list xml:id="list115019816658316" text:continue-numbering="true" text:style-name="List_20_1">
        <text:list-item>
          <text:p text:style-name="P40">Nota: Debido a la incompatibilidad de mshr con fenics 2019 y python 3.10, se optó por instalar <text:span text:style-name="T27">FE</text:span>ni<text:span text:style-name="T27">CS</text:span> 2019, mshr 2019 y python 3.9. Además, para resolver otros problemas de compatibilidad encontrados se sugiere seguir los siguientes pasos:</text:p>
        </text:list-item>
      </text:list>
      <text:p text:style-name="P13"/>
      <text:p text:style-name="P13">conda create -n lab python=3.9</text:p>
      <text:p text:style-name="P13"/>
      <text:p text:style-name="P13">conda activate lab</text:p>
      <text:p text:style-name="P13"/>
      <text:p text:style-name="P13">conda install -c conda-forge fenics=2019 mshr=2019</text:p>
      <text:p text:style-name="P13"/>
      <text:p text:style-name="P13">conda install -c conda-forge scipy matplotlib cython pandas nb_conda </text:p>
      <text:p text:style-name="P13"/>
      <text:p text:style-name="P13">conda install -c conda-forge gcc_linux-64 gxx_linux-64 gfortran_linux-64</text:p>
      <text:p text:style-name="P13"/>
      <text:p text:style-name="P13">conda install -c conda-forge superlu_dist=6.2.0</text:p>
      <text:p text:style-name="P13"/>
      <text:p text:style-name="P13">conda install -c intel mpi4py</text:p>
      <text:p text:style-name="P13"/>
      <text:p text:style-name="P13">conda install -c anaconda libgcc</text:p>
      <text:p text:style-name="P13"/>
      <text:p text:style-name="P13">conda install -c anaconda seaborn</text:p>
      <text:p text:style-name="P13"/>
      <text:list xml:id="list115019406126476" text:continue-numbering="true" text:style-name="List_20_1">
        <text:list-item>
          <text:p text:style-name="P38">Para agregar extensiones y mejorar la interfaz de jupyter notebook podemos ingresar en la terminal:</text:p>
        </text:list-item>
      </text:list>
      <text:p text:style-name="P13"/>
      <text:p text:style-name="P13">conda install -c conda-forge jupyter_contrib_nbextensions</text:p>
      <text:p text:style-name="P13"/>
      <text:p text:style-name="P13"/>
      <text:p text:style-name="P13"/>
      <text:p text:style-name="P13"/>
      <text:p text:style-name="P13"/>
      <text:p text:style-name="P13"/>
      <text:p text:style-name="P13"/>
      <text:p text:style-name="P13"/>
      <text:p text:style-name="P13"/>
      <text:p text:style-name="P13"><text:soft-page-break/></text:p>
      <text:p text:style-name="P13">#####################################################################<text:span text:style-name="T30">##############</text:span></text:p>
      <text:p text:style-name="P13"/>
      <text:list xml:id="list115018915045811" text:continue-numbering="true" text:style-name="List_20_1">
        <text:list-item>
          <text:p text:style-name="P42">Cada vez que se quiera acceder al ambiente de trabajo hay que ingresar el siguiente comando en una terminal:</text:p>
        </text:list-item>
      </text:list>
      <text:p text:style-name="P26"/>
      <text:p text:style-name="P26">conda activate lab</text:p>
      <text:p text:style-name="P26"/>
      <text:list xml:id="list115018149212050" text:continue-numbering="true" text:style-name="List_20_1">
        <text:list-item>
          <text:p text:style-name="P42">Para abrir Jupyter hay que ingresar en la terminal:</text:p>
        </text:list-item>
      </text:list>
      <text:p text:style-name="P26"/>
      <text:p text:style-name="P26">jupyter notebook</text:p>
      <text:p text:style-name="P26"/>
      <text:list xml:id="list115019970308895" text:continue-numbering="true" text:style-name="List_20_1">
        <text:list-item>
          <text:p text:style-name="P43">Para interrumpir el proceso de Jupyter al terminar de trabajar basta con cerrar la terminal o presionar con el teclado Ctrl+C. </text:p>
        </text:list-item>
      </text:list>
      <text:p text:style-name="P27"/>
      <text:list xml:id="list115018062594307" text:continue-numbering="true" text:style-name="List_20_1">
        <text:list-item>
          <text:p text:style-name="P43">Para salir del ambiente de trabajo el comando en la terminal es:</text:p>
        </text:list-item>
      </text:list>
      <text:p text:style-name="P27"/>
      <text:p text:style-name="P27">conda deactivate</text:p>
      <text:p text:style-name="P27"/>
      <text:p text:style-name="P28">###################################################################################</text:p>
      <text:p text:style-name="P28"/>
      <text:p text:style-name="P25"/>
      <text:p text:style-name="P36">Instalación de ParaView</text:p>
      <text:p text:style-name="P25"/>
      <text:p text:style-name="P29">Para la visualización de los resultados y otras utilidades se empleará el software ParaView. Su instalación depende del sistema operativo. A continuación se muestran los pasos:</text:p>
      <text:p text:style-name="P29"/>
      <text:p text:style-name="P25">1) Windows</text:p>
      <text:p text:style-name="P29"/>
      <text:list xml:id="list754992662" text:style-name="L1">
        <text:list-item>
          <text:p text:style-name="P44">Ir al siguiente enlace: <text:a xlink:type="simple" xlink:href="https://www.paraview.org/download/" text:style-name="Internet_20_link" text:visited-style-name="Visited_20_Internet_20_Link">https://www.paraview.org/download/</text:a> </text:p>
        </text:list-item>
        <text:list-item>
          <text:p text:style-name="P44">Seleccionar la versión a descargar, actualmente se encuentra en la versión 5.11</text:p>
        </text:list-item>
        <text:list-item>
          <text:p text:style-name="P44">Seleccionar el sistema operativo, en este caso aparecerá una pestaña debajo de la selección de versión cuyo nombre es “Windows”.</text:p>
        </text:list-item>
        <text:list-item>
          <text:p text:style-name="P44">Descargar el archivo “ParaView-5.11.0-Windows-Python3.9-msvc2017-AMD64.zip”</text:p>
        </text:list-item>
        <text:list-item>
          <text:p text:style-name="P47">Seleccionar el archivo y dar clic derecho, elegir la opción “Extract here”.</text:p>
        </text:list-item>
        <text:list-item>
          <text:p text:style-name="P47">Una vez la carpeta termine la extracción de los archivos, entrar a la carpeta extraída e ir a la carpeta “bin”.</text:p>
        </text:list-item>
        <text:list-item>
          <text:p text:style-name="P47">Selecciona el archivo “paraview.<text:span text:style-name="T35">exe</text:span>” y da doble clic o Enter para que inicie el software.</text:p>
        </text:list-item>
      </text:list>
      <text:p text:style-name="P29"/>
      <text:p text:style-name="P25">2) Linux</text:p>
      <text:p text:style-name="P29"/>
      <text:list xml:id="list48070670" text:style-name="L2">
        <text:list-item>
          <text:p text:style-name="P45">Ir al siguiente enlace: <text:a xlink:type="simple" xlink:href="https://www.paraview.org/download/" text:style-name="Internet_20_link" text:visited-style-name="Visited_20_Internet_20_Link">https://www.paraview.org/download/</text:a> </text:p>
        </text:list-item>
        <text:list-item>
          <text:p text:style-name="P45">Seleccionar la versión a descargar, actualmente se encuentra en la versión 5.11</text:p>
        </text:list-item>
        <text:list-item>
          <text:p text:style-name="P45">Seleccionar el sistema operativo, en este caso aparecerá una pestaña debajo de la selección de versión cuyo nombre es “Linux”.</text:p>
        </text:list-item>
        <text:list-item>
          <text:p text:style-name="P45">Descargar el archivo ParaView-5.11.0-MPI-Linux-Python3.9-x86_64.tar.gz</text:p>
        </text:list-item>
        <text:list-item>
          <text:p text:style-name="P46">Seleccionar el archivo y dar clic derecho, elegir la opción “Extract here”.</text:p>
        </text:list-item>
        <text:list-item>
          <text:p text:style-name="P46">Una vez la carpeta termine la extracción de los archivos, entrar a la carpeta extraída e ir a la carpeta “bin”.</text:p>
        </text:list-item>
        <text:list-item>
          <text:p text:style-name="P46">Selecciona el archivo “paraview” y da doble clic o Enter para que inicie el softwar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ospace" svg:font-family="monospace, 'Droid Sans Mono', monospace, monospace, 'Droid Sans Fallback'"/>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es" fo:country="MX" fo:font-weight="bold" officeooo:rsid="002b088c" officeooo:paragraph-rsid="002b088c" style:font-weight-asian="bold" style:font-weight-complex="bold"/>
    </style:style>
    <style:style style:name="MP2" style:family="paragraph" style:parent-style-name="Header">
      <style:paragraph-properties fo:text-align="center" style:justify-single-word="false"/>
      <style:text-properties fo:font-size="10pt" fo:language="es" fo:country="MX" officeooo:rsid="002b088c" officeooo:paragraph-rsid="002b088c"/>
    </style:style>
    <style:style style:name="MP3"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opacity="50%"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odelación Matemática, Numérica y Computacional de Flujo y Transporte en Medios Porosos</text:p>
        <text:p text:style-name="MP2">Dr. Martín A. Díaz Viera, M. en C. Sinai Morales Chávez y M. en C. Jesús Carmona Pérez</text:p>
      </style:header>
      <style:footer>
        <text:p text:style-name="MP3"><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9T17:33:44.749324019</meta:creation-date>
    <dc:date>2023-03-30T11:49:08.355234337</dc:date>
    <meta:editing-duration>PT1H42M28S</meta:editing-duration>
    <meta:editing-cycles>46</meta:editing-cycles>
    <meta:generator>LibreOffice/6.4.7.2$Linux_X86_64 LibreOffice_project/40$Build-2</meta:generator>
    <meta:document-statistic meta:table-count="0" meta:image-count="0" meta:object-count="0" meta:page-count="7" meta:paragraph-count="129" meta:word-count="1248" meta:character-count="8905" meta:non-whitespace-character-count="7802"/>
  </office:meta>
</office:document-meta>
</file>